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78019198A8F3A71127B.png" manifest:media-type="image/png"/>
  <manifest:file-entry manifest:full-path="Pictures/10000201000004380000078046AB2EE157B9AA39.png" manifest:media-type="image/png"/>
  <manifest:file-entry manifest:full-path="Pictures/100000000000002000000020B2FF2A327EABC87D.png" manifest:media-type="image/png"/>
  <manifest:file-entry manifest:full-path="Pictures/100002010000043800000780BA110FD164BC4AD9.png" manifest:media-type="image/png"/>
  <manifest:file-entry manifest:full-path="Pictures/10000201000004380000078082A82485F0E2BA20.png" manifest:media-type="image/png"/>
  <manifest:file-entry manifest:full-path="Pictures/1000020100000438000007801C269F6E1EC280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gradient" draw:fill-gradient-name="Square_20_yellow_2f_white" draw:fill-image-width="0cm" draw:fill-image-height="0cm"/>
    </style:style>
    <style:style style:name="dp2" style:family="drawing-page"/>
    <style:style style:name="gr1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1.313cm" fo:min-width="2.50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44cm" fo:min-width="0.04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5cm" fo:min-width="2.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65cm" fo:min-width="0.8cm"/>
    </style:style>
    <style:style style:name="gr11" style:family="graphic" style:parent-style-name="standard">
      <style:graphic-properties draw:textarea-horizontal-align="justify" draw:textarea-vertical-align="middle" draw:auto-grow-height="false" fo:min-height="1.448cm" fo:min-width="2.612cm"/>
    </style:style>
    <style:style style:name="gr12" style:family="graphic" style:parent-style-name="standard">
      <style:graphic-properties draw:fill-color="#aea79f" draw:textarea-horizontal-align="justify" draw:textarea-vertical-align="middle" draw:auto-grow-height="false" fo:min-height="1.448cm" fo:min-width="2.612cm"/>
    </style:style>
    <style:style style:name="gr13" style:family="graphic" style:parent-style-name="standard">
      <style:graphic-properties draw:textarea-horizontal-align="justify" draw:textarea-vertical-align="middle" draw:auto-grow-height="false" fo:min-height="1.378cm" fo:min-width="4.026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1.448cm" fo:min-width="2.612cm"/>
    </style:style>
    <style:style style:name="gr15" style:family="graphic" style:parent-style-name="standard">
      <style:graphic-properties svg:stroke-color="#000000" draw:fill-color="#fce94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aea79f"/>
      <style:paragraph-properties fo:text-align="center"/>
      <style:text-properties fo:font-size="18pt"/>
    </style:style>
    <style:style style:name="P7" style:family="paragraph">
      <loext:graphic-properties draw:fill-color="#aea79f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fce94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7.11cm" svg:x="21.1cm" svg:y="1.8cm">
          <draw:image xlink:href="Pictures/100002010000043800000780BA110FD164BC4AD9.png" xlink:type="simple" xlink:show="embed" xlink:actuate="onLoad">
            <text:p/>
          </draw:image>
        </draw:frame>
        <draw:frame draw:style-name="gr1" draw:text-style-name="P1" draw:layer="layout" svg:width="4cm" svg:height="7.11cm" svg:x="3.7cm" svg:y="1.8cm">
          <draw:image xlink:href="Pictures/1000020100000438000007801C269F6E1EC28024.png" xlink:type="simple" xlink:show="embed" xlink:actuate="onLoad">
            <text:p/>
          </draw:image>
        </draw:frame>
        <draw:custom-shape draw:style-name="gr2" draw:text-style-name="P1" xml:id="id1" draw:id="id1" draw:layer="layout" svg:width="3.8cm" svg:height="2.7cm" svg:x="12.4cm" svg:y="6.5cm">
          <text:p text:style-name="P1">Tomcat</text:p>
          <text:p text:style-name="P1">+</text:p>
          <text:p text:style-name="P1">App 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cm" svg:height="2.5cm" svg:x="12.8cm" svg:y="2.3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14.3cm" svg:y1="6.5cm" svg:x2="14.3cm" svg:y2="4.8cm" draw:start-shape="id1" draw:start-glue-point="0" draw:end-shape="id2" draw:end-glue-point="7" svg:d="M14300 6500v-1700" svg:viewBox="0 0 1 1701">
          <text:p/>
        </draw:connector>
        <draw:line draw:style-name="gr5" draw:text-style-name="P2" draw:layer="layout" svg:x1="7.7cm" svg:y1="5.5cm" svg:x2="12.4cm" svg:y2="7.3cm">
          <text:p text:style-name="P1"/>
        </draw:line>
        <draw:line draw:style-name="gr6" draw:text-style-name="P2" draw:layer="layout" svg:x1="16.2cm" svg:y1="7.3cm" svg:x2="21.1cm" svg:y2="6cm">
          <text:p/>
        </draw:line>
        <draw:custom-shape draw:style-name="gr7" draw:text-style-name="P3" draw:layer="layout" svg:width="0.9cm" svg:height="0.9cm" svg:x="9.5cm" svg:y="5.8cm">
          <text:p text:style-name="P1">1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7" draw:text-style-name="P3" draw:layer="layout" svg:width="0.9cm" svg:height="0.9cm" svg:x="18.2cm" svg:y="6.1cm">
          <text:p text:style-name="P1">2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6" draw:text-style-name="P2" draw:layer="layout" svg:x1="22.5cm" svg:y1="8cm" svg:x2="16.2cm" svg:y2="8.7cm">
          <text:p/>
        </draw:line>
        <draw:custom-shape draw:style-name="gr7" draw:text-style-name="P3" draw:layer="layout" svg:width="0.9cm" svg:height="0.9cm" svg:x="18.6cm" svg:y="7.8cm">
          <text:p text:style-name="P1">3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8" draw:text-style-name="P1" xml:id="id4" draw:id="id4" draw:layer="layout" svg:width="4cm" svg:height="7.11cm" svg:x="3.7cm" svg:y="10.242cm">
          <draw:image xlink:href="Pictures/10000201000004380000078082A82485F0E2BA20.png" xlink:type="simple" xlink:show="embed" xlink:actuate="onLoad">
            <text:p/>
          </draw:image>
        </draw:frame>
        <draw:custom-shape draw:style-name="gr9" draw:text-style-name="P4" xml:id="id3" draw:id="id3" draw:layer="layout" svg:width="5.2cm" svg:height="2.2cm" svg:x="11.7cm" svg:y="12.7cm">
          <text:p text:style-name="P1">¿Nuev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4.3cm" svg:y1="9.2cm" svg:x2="14.3cm" svg:y2="12.7cm" draw:start-shape="id1" draw:start-glue-point="2" draw:end-shape="id3" svg:d="M14300 9200v3500" svg:viewBox="0 0 1 3501">
          <text:p/>
        </draw:connector>
        <draw:connector draw:style-name="gr6" draw:text-style-name="P2" draw:layer="layout" svg:x1="11.7cm" svg:y1="13.8cm" svg:x2="7.7cm" svg:y2="13.797cm" draw:start-shape="id3" draw:start-glue-point="5" draw:end-shape="id4" svg:d="M11700 13800h-2000v-3h-2000" svg:viewBox="0 0 4001 4">
          <text:p/>
        </draw:connector>
        <draw:frame draw:style-name="gr8" draw:text-style-name="P1" xml:id="id6" draw:id="id6" draw:layer="layout" svg:width="4cm" svg:height="7.11cm" svg:x="19.4cm" svg:y="9.69cm">
          <draw:image xlink:href="Pictures/10000201000004380000078046AB2EE157B9AA39.png" xlink:type="simple" xlink:show="embed" xlink:actuate="onLoad">
            <text:p/>
          </draw:image>
        </draw:frame>
        <draw:custom-shape draw:style-name="gr7" draw:text-style-name="P3" draw:layer="layout" svg:width="0.9cm" svg:height="0.9cm" svg:x="13.9cm" svg:y="10.3cm">
          <text:p text:style-name="P1">4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" draw:text-style-name="P4" xml:id="id5" draw:id="id5" draw:layer="layout" svg:width="5.2cm" svg:height="2.2cm" svg:x="11.7cm" svg:y="17.2cm">
          <text:p text:style-name="P1">¿Te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1.3cm" svg:height="0.9cm" svg:x="8.9cm" svg:y="13.3cm">
          <text:p text:style-name="P1">Sí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2cm" svg:y1="16.2cm" svg:x2="11.6cm" svg:y2="18.3cm">
          <text:p/>
        </draw:line>
        <draw:custom-shape draw:style-name="gr7" draw:text-style-name="P3" draw:layer="layout" svg:width="0.9cm" svg:height="0.9cm" svg:x="9.1cm" svg:y="17.1cm">
          <text:p text:style-name="P1">5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6" draw:text-style-name="P2" draw:layer="layout" svg:x1="14.3cm" svg:y1="14.9cm" svg:x2="14.3cm" svg:y2="17.2cm" draw:start-shape="id3" draw:start-glue-point="6" draw:end-shape="id5" svg:d="M14300 14900v2300" svg:viewBox="0 0 1 2301">
          <text:p/>
        </draw:connector>
        <draw:custom-shape draw:style-name="gr10" draw:text-style-name="P3" draw:layer="layout" svg:width="1.3cm" svg:height="0.9cm" svg:x="13.7cm" svg:y="15.5cm">
          <text:p text:style-name="P1">No</text:p>
          <draw:enhanced-geometry svg:viewBox="0 0 21600 21600" draw:type="rectangle" draw:enhanced-path="M 0 0 L 21600 0 21600 21600 0 21600 0 0 Z N"/>
        </draw:custom-shape>
        <draw:frame draw:style-name="gr8" draw:text-style-name="P1" xml:id="id7" draw:id="id7" draw:layer="layout" svg:width="4cm" svg:height="7.11cm" svg:x="24.2cm" svg:y="9.59cm">
          <draw:image xlink:href="Pictures/10000201000004380000078019198A8F3A71127B.png" xlink:type="simple" xlink:show="embed" xlink:actuate="onLoad">
            <text:p/>
          </draw:image>
        </draw:frame>
        <draw:connector draw:style-name="gr6" draw:text-style-name="P2" draw:layer="layout" svg:x1="16.9cm" svg:y1="18.3cm" svg:x2="21.4cm" svg:y2="16.8cm" draw:start-shape="id5" draw:start-glue-point="7" draw:end-shape="id6" draw:end-glue-point="2" svg:d="M16900 18300h4500v-1500" svg:viewBox="0 0 4501 1501">
          <text:p/>
        </draw:connector>
        <draw:connector draw:style-name="gr6" draw:text-style-name="P2" draw:layer="layout" draw:line-skew="-0.202cm" svg:x1="14.3cm" svg:y1="19.4cm" svg:x2="26.2cm" svg:y2="16.7cm" draw:start-shape="id5" draw:start-glue-point="6" draw:end-shape="id7" svg:d="M14300 19400v300h11900v-3000" svg:viewBox="0 0 11901 3001">
          <text:p/>
        </draw:connector>
        <draw:custom-shape draw:style-name="gr10" draw:text-style-name="P3" draw:layer="layout" svg:width="1.3cm" svg:height="0.9cm" svg:x="18.7cm" svg:y="17.9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3cm" svg:height="0.9cm" svg:x="25.5cm" svg:y="18.2cm">
          <text:p text:style-name="P1">Sí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Default">
        <draw:custom-shape draw:style-name="gr11" draw:text-style-name="P5" xml:id="id8" draw:id="id8" draw:layer="layout" svg:width="4.4cm" svg:height="2.4cm" svg:x="12.1cm" svg:y="2.4cm">
          <text:p text:style-name="P5">/h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4.4cm" svg:height="2.4cm" svg:x="6.1cm" svg:y="7.3cm">
          <text:p text:style-name="P5">/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3cm" svg:y1="4.8cm" svg:x2="8.3cm" svg:y2="7.3cm" draw:start-shape="id8" draw:start-glue-point="8" draw:end-shape="id9" draw:end-glue-point="4" svg:d="M14300 4800v1251h-6000v1249" svg:viewBox="0 0 6001 2501">
          <text:p/>
        </draw:connector>
        <draw:custom-shape draw:style-name="gr12" draw:text-style-name="P6" xml:id="id10" draw:id="id10" draw:layer="layout" svg:width="4.4cm" svg:height="2.4cm" svg:x="12.101cm" svg:y="7.301cm">
          <text:p text:style-name="P5">/enviro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4.4cm" svg:height="2.4cm" svg:x="18.102cm" svg:y="7.302cm">
          <text:p text:style-name="P5">/question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3cm" svg:y1="4.8cm" svg:x2="14.301cm" svg:y2="7.301cm" draw:start-shape="id8" draw:start-glue-point="8" draw:end-shape="id10" draw:end-glue-point="4" svg:d="M14300 4800v1251h1v1250" svg:viewBox="0 0 2 2502">
          <text:p/>
        </draw:connector>
        <draw:connector draw:style-name="gr4" draw:text-style-name="P1" draw:layer="layout" svg:x1="14.3cm" svg:y1="4.8cm" svg:x2="20.302cm" svg:y2="7.302cm" draw:start-shape="id8" draw:start-glue-point="8" draw:end-shape="id11" draw:end-glue-point="4" svg:d="M14300 4800v1252h6002v1250" svg:viewBox="0 0 6003 2503">
          <text:p/>
        </draw:connector>
      </draw:page>
      <draw:page draw:name="page3" draw:style-name="dp2" draw:master-page-name="Default">
        <draw:custom-shape draw:style-name="gr11" draw:text-style-name="P1" xml:id="id12" draw:id="id12" draw:layer="layout" svg:width="4.4cm" svg:height="2.4cm" svg:x="12.101cm" svg:y="2.401cm">
          <text:p text:style-name="P1">/h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3" draw:id="id13" draw:layer="layout" svg:width="4.4cm" svg:height="2.4cm" svg:x="6.101cm" svg:y="7.301cm">
          <text:p text:style-name="P1">/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4" draw:id="id14" draw:layer="layout" svg:width="4.4cm" svg:height="2.4cm" svg:x="2.501cm" svg:y="13.201cm">
          <text:p text:style-name="P1">/sear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5" draw:id="id15" draw:layer="layout" svg:width="4.4cm" svg:height="2.4cm" svg:x="8.601cm" svg:y="13.201cm">
          <text:p text:style-name="P1">/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6" draw:id="id16" draw:layer="layout" svg:width="4.4cm" svg:height="2.4cm" svg:x="14.801cm" svg:y="13.301cm">
          <text:p text:style-name="P1">/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" draw:id="id17" draw:layer="layout" svg:width="6.4cm" svg:height="2.3cm" svg:x="20.001cm" svg:y="13.301cm">
          <text:p text:style-name="P1">/hasScheduledT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301cm" svg:y1="4.801cm" svg:x2="8.301cm" svg:y2="7.301cm" draw:start-shape="id12" draw:start-glue-point="8" draw:end-shape="id13" draw:end-glue-point="4" svg:d="M14301 4801v1251h-6000v1249" svg:viewBox="0 0 6001 2501">
          <text:p/>
        </draw:connector>
        <draw:connector draw:style-name="gr4" draw:text-style-name="P1" draw:layer="layout" svg:x1="8.301cm" svg:y1="9.701cm" svg:x2="4.701cm" svg:y2="13.201cm" draw:start-shape="id13" draw:start-glue-point="8" draw:end-shape="id14" draw:end-glue-point="4" svg:d="M8301 9701v1751h-3600v1749" svg:viewBox="0 0 3601 3501">
          <text:p/>
        </draw:connector>
        <draw:connector draw:style-name="gr4" draw:text-style-name="P1" draw:layer="layout" svg:x1="8.301cm" svg:y1="9.701cm" svg:x2="10.801cm" svg:y2="13.201cm" draw:start-shape="id13" draw:start-glue-point="8" draw:end-shape="id15" svg:d="M8301 9701v1751h2500v1749" svg:viewBox="0 0 2501 3501">
          <text:p/>
        </draw:connector>
        <draw:connector draw:style-name="gr4" draw:text-style-name="P1" draw:layer="layout" draw:line-skew="-0.501cm" svg:x1="9.857cm" svg:y1="9.35cm" svg:x2="17.001cm" svg:y2="13.301cm" draw:start-shape="id13" draw:start-glue-point="9" draw:end-shape="id16" draw:end-glue-point="4" svg:d="M9857 9350v1651h7144v2300" svg:viewBox="0 0 7145 3952">
          <text:p/>
        </draw:connector>
        <draw:connector draw:style-name="gr4" draw:text-style-name="P1" draw:layer="layout" draw:line-skew="-0.501cm" svg:x1="9.857cm" svg:y1="9.35cm" svg:x2="23.201cm" svg:y2="13.301cm" draw:start-shape="id13" draw:start-glue-point="9" draw:end-shape="id17" draw:end-glue-point="4" svg:d="M9857 9350v1651h13344v2300" svg:viewBox="0 0 13345 3952">
          <text:p/>
        </draw:connector>
        <draw:custom-shape draw:style-name="gr12" draw:text-style-name="P7" xml:id="id18" draw:id="id18" draw:layer="layout" svg:width="4.4cm" svg:height="2.4cm" svg:x="12.102cm" svg:y="7.302cm">
          <text:p text:style-name="P1">/enviro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9" draw:id="id19" draw:layer="layout" svg:width="4.4cm" svg:height="2.4cm" svg:x="18.103cm" svg:y="7.303cm">
          <text:p text:style-name="P1">/question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301cm" svg:y1="4.801cm" svg:x2="14.302cm" svg:y2="7.302cm" draw:start-shape="id12" draw:start-glue-point="8" draw:end-shape="id18" draw:end-glue-point="4" svg:d="M14301 4801v1251h1v1250" svg:viewBox="0 0 2 2502">
          <text:p/>
        </draw:connector>
        <draw:connector draw:style-name="gr4" draw:text-style-name="P1" draw:layer="layout" svg:x1="14.301cm" svg:y1="4.801cm" svg:x2="20.303cm" svg:y2="7.303cm" draw:start-shape="id12" draw:start-glue-point="8" draw:end-shape="id19" draw:end-glue-point="4" svg:d="M14301 4801v1252h6002v1250" svg:viewBox="0 0 6003 2503">
          <text:p/>
        </draw:connector>
      </draw:page>
      <draw:page draw:name="page4" draw:style-name="dp2" draw:master-page-name="Default">
        <draw:custom-shape draw:style-name="gr11" draw:text-style-name="P1" xml:id="id20" draw:id="id20" draw:layer="controls" svg:width="4.4cm" svg:height="2.4cm" svg:x="12.102cm" svg:y="2.402cm">
          <text:p text:style-name="P1">/h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21" draw:id="id21" draw:layer="controls" svg:width="4.4cm" svg:height="2.4cm" svg:x="6.102cm" svg:y="7.302cm">
          <text:p text:style-name="P1">/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4" draw:id="id24" draw:layer="controls" svg:width="6.4cm" svg:height="2.3cm" svg:x="11.1cm" svg:y="13.3cm">
          <text:p text:style-name="P1">/educationLev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controls" svg:x1="14.302cm" svg:y1="4.802cm" svg:x2="8.302cm" svg:y2="7.302cm" draw:start-shape="id20" draw:start-glue-point="8" draw:end-shape="id21" draw:end-glue-point="4" svg:d="M14302 4802v1251h-6000v1249" svg:viewBox="0 0 6001 2501">
          <text:p/>
        </draw:connector>
        <draw:custom-shape draw:style-name="gr14" draw:text-style-name="P8" xml:id="id22" draw:id="id22" draw:layer="controls" svg:width="4.4cm" svg:height="2.4cm" svg:x="12.103cm" svg:y="7.303cm">
          <text:p text:style-name="P1">/enviro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23" draw:id="id23" draw:layer="controls" svg:width="4.4cm" svg:height="2.4cm" svg:x="18.104cm" svg:y="7.304cm">
          <text:p text:style-name="P1">/question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controls" svg:x1="14.302cm" svg:y1="4.802cm" svg:x2="14.303cm" svg:y2="7.303cm" draw:start-shape="id20" draw:start-glue-point="8" draw:end-shape="id22" draw:end-glue-point="4" svg:d="M14302 4802v1251h1v1250" svg:viewBox="0 0 2 2502">
          <text:p/>
        </draw:connector>
        <draw:connector draw:style-name="gr4" draw:text-style-name="P1" draw:layer="controls" svg:x1="14.302cm" svg:y1="4.802cm" svg:x2="20.304cm" svg:y2="7.304cm" draw:start-shape="id20" draw:start-glue-point="8" draw:end-shape="id23" draw:end-glue-point="4" svg:d="M14302 4802v1252h6002v1250" svg:viewBox="0 0 6003 2503">
          <text:p/>
        </draw:connector>
        <draw:connector draw:style-name="gr4" draw:text-style-name="P1" draw:layer="controls" svg:x1="14.303cm" svg:y1="9.703cm" svg:x2="14.3cm" svg:y2="13.3cm" draw:start-shape="id22" draw:start-glue-point="8" draw:end-shape="id24" draw:end-glue-point="4" svg:d="M14303 9703v1799h-3v1798" svg:viewBox="0 0 4 3598">
          <text:p/>
        </draw:connector>
      </draw:page>
      <draw:page draw:name="page5" draw:style-name="dp2" draw:master-page-name="Default">
        <draw:custom-shape draw:style-name="gr11" draw:text-style-name="P1" xml:id="id25" draw:id="id25" draw:layer="controls" svg:width="4.4cm" svg:height="2.4cm" svg:x="12.102cm" svg:y="2.402cm">
          <text:p text:style-name="P1">/h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26" draw:id="id26" draw:layer="controls" svg:width="4.4cm" svg:height="2.4cm" svg:x="6.102cm" svg:y="7.302cm">
          <text:p text:style-name="P1">/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9" draw:id="id29" draw:layer="controls" svg:width="4.4cm" svg:height="2.4cm" svg:x="11.9cm" svg:y="12cm">
          <text:p text:style-name="P1">/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0" draw:id="id30" draw:layer="controls" svg:width="4.4cm" svg:height="2.4cm" svg:x="18.101cm" svg:y="12cm">
          <text:p text:style-name="P1">/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1" draw:id="id31" draw:layer="controls" svg:width="4.4cm" svg:height="2.4cm" svg:x="15.399cm" svg:y="16.098cm">
          <text:p text:style-name="P1">/forAns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controls" svg:x1="14.302cm" svg:y1="4.802cm" svg:x2="8.302cm" svg:y2="7.302cm" draw:start-shape="id25" draw:start-glue-point="8" draw:end-shape="id26" draw:end-glue-point="4" svg:d="M14302 4802v1251h-6000v1249" svg:viewBox="0 0 6001 2501">
          <text:p/>
        </draw:connector>
        <draw:custom-shape draw:style-name="gr12" draw:text-style-name="P7" xml:id="id27" draw:id="id27" draw:layer="controls" svg:width="4.4cm" svg:height="2.4cm" svg:x="12.103cm" svg:y="7.303cm">
          <text:p text:style-name="P1">/enviro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28" draw:id="id28" draw:layer="controls" svg:width="4.4cm" svg:height="2.4cm" svg:x="18.104cm" svg:y="7.304cm">
          <text:p text:style-name="P1">/question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controls" svg:x1="14.302cm" svg:y1="4.802cm" svg:x2="14.303cm" svg:y2="7.303cm" draw:start-shape="id25" draw:start-glue-point="8" draw:end-shape="id27" draw:end-glue-point="4" svg:d="M14302 4802v1251h1v1250" svg:viewBox="0 0 2 2502">
          <text:p/>
        </draw:connector>
        <draw:connector draw:style-name="gr4" draw:text-style-name="P1" draw:layer="controls" svg:x1="14.302cm" svg:y1="4.802cm" svg:x2="20.304cm" svg:y2="7.304cm" draw:start-shape="id25" draw:start-glue-point="8" draw:end-shape="id28" draw:end-glue-point="4" svg:d="M14302 4802v1252h6002v1250" svg:viewBox="0 0 6003 2503">
          <text:p/>
        </draw:connector>
        <draw:custom-shape draw:style-name="gr11" draw:text-style-name="P1" xml:id="id32" draw:id="id32" draw:layer="controls" svg:width="4.4cm" svg:height="2.4cm" svg:x="21.4cm" svg:y="16.099cm">
          <text:p text:style-name="P1">/ans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controls" svg:x1="20.304cm" svg:y1="9.704cm" svg:x2="14.1cm" svg:y2="12cm" draw:start-shape="id28" draw:start-glue-point="8" draw:end-shape="id29" draw:end-glue-point="4" svg:d="M20304 9704v1149h-6204v1147" svg:viewBox="0 0 6205 2297">
          <text:p/>
        </draw:connector>
        <draw:connector draw:style-name="gr4" draw:text-style-name="P1" draw:layer="controls" svg:x1="20.304cm" svg:y1="9.704cm" svg:x2="20.301cm" svg:y2="12cm" draw:start-shape="id28" draw:start-glue-point="8" draw:end-shape="id30" draw:end-glue-point="4" svg:d="M20304 9704v1149h-3v1147" svg:viewBox="0 0 4 2297">
          <text:p/>
        </draw:connector>
        <draw:connector draw:style-name="gr4" draw:text-style-name="P1" draw:layer="controls" svg:x1="20.301cm" svg:y1="14.4cm" svg:x2="17.599cm" svg:y2="16.098cm" draw:start-shape="id30" draw:start-glue-point="8" draw:end-shape="id31" draw:end-glue-point="4" svg:d="M20301 14400v850h-2702v848" svg:viewBox="0 0 2703 1699">
          <text:p/>
        </draw:connector>
        <draw:connector draw:style-name="gr4" draw:text-style-name="P1" draw:layer="controls" svg:x1="20.301cm" svg:y1="14.4cm" svg:x2="23.6cm" svg:y2="16.099cm" draw:start-shape="id30" draw:start-glue-point="8" draw:end-shape="id32" draw:end-glue-point="4" svg:d="M20301 14400v850h3299v849" svg:viewBox="0 0 3300 1700">
          <text:p/>
        </draw:connector>
        <draw:custom-shape draw:style-name="gr15" draw:text-style-name="P9" draw:layer="controls" svg:width="0.9cm" svg:height="0.8cm" svg:x="23.2cm" svg:y="17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9" draw:layer="controls" svg:width="0.9cm" svg:height="0.8cm" svg:x="17cm" svg:y="17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9" draw:layer="controls" svg:width="0.9cm" svg:height="0.8cm" svg:x="19.8cm" svg:y="13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Circle" draw:fill="none" draw:fill-gradient-name="Gradient_20_7" draw:fill-hatch-name="Hatching_20_1" draw:fill-image-name="Bitmap_20_1" draw:fill-image-width="0cm" draw:fill-image-height="0cm" draw:fit-to-contour="false" fo:padding-top="0cm" fo:padding-bottom="0cm" fo:padding-left="0cm" fo:padding-right="0cm"/>
      <style:paragraph-properties>
        <style:tab-stops/>
      </style:paragraph-properties>
      <style:text-properties style:use-window-font-color="true" fo:font-size="12pt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000000" draw:fill="none" draw:fill-gradient-name="Gradient_20_7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6:25:22.346847737</meta:creation-date>
    <dc:date>2018-01-01T20:15:52.633889255</dc:date>
    <meta:editing-duration>PT5H29M44S</meta:editing-duration>
    <meta:editing-cycles>28</meta:editing-cycles>
    <meta:generator>LibreOffice/5.1.6.2$Linux_X86_64 LibreOffice_project/10m0$Build-2</meta:generator>
    <meta:document-statistic meta:object-count="77"/>
  </office:meta>
</office:document-meta>
</file>